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8,0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.8" calcext:value-type="float">
            <text:p>126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8,0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429,42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4,128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string" calcext:value-type="string">
            <text:p>2,206</text:p>
          </table:table-cell>
          <table:table-cell table:number-columns-repeated="2"/>
          <table:table-cell office:value-type="float" office:value="885.9" calcext:value-type="float">
            <text:p>885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75,40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6,465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59,4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5,087.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string" calcext:value-type="string">
            <text:p>4,841</text:p>
          </table:table-cell>
          <table:table-cell office:value-type="string" calcext:value-type="string">
            <text:p>1,4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1,707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3,99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3,40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38,687</text:p>
          </table:table-cell>
          <table:table-cell office:value-type="string" calcext:value-type="string">
            <text:p>7,4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,754.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5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3.8" calcext:value-type="float">
            <text:p>423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,62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1.6" calcext:value-type="float">
            <text:p>7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51,344</text:p>
          </table:table-cell>
          <table:table-cell office:value-type="string" calcext:value-type="string">
            <text:p>8,21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68.4" calcext:value-type="float">
            <text:p>68.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20</meta:creation-date>
    <dc:date>2018-09-01T10:15:20</dc:date>
    <meta:generator>LibreOffice/5.1.6.2$Linux_X86_64 LibreOffice_project/10m0$Build-2</meta:generator>
    <meta:document-statistic meta:table-count="1" meta:cell-count="4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